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5.926cm" fo:margin-left="-0.206cm" fo:margin-top="0cm" fo:margin-bottom="0cm" table:align="left"/>
    </style:style>
    <style:style style:name="Tableau1.A" style:family="table-column">
      <style:table-column-properties style:column-width="7.962cm"/>
    </style:style>
    <style:style style:name="Tableau1.B" style:family="table-column">
      <style:table-column-properties style:column-width="7.964cm"/>
    </style:style>
    <style:style style:name="Tableau1.1" style:family="table-row">
      <style:table-row-properties fo:keep-together="auto"/>
    </style:style>
    <style:style style:name="Tableau1.A1" style:family="table-cell">
      <style:table-cell-properties style:vertical-align="" fo:background-color="#ffffff" fo:padding="0.176cm" fo:border="1pt solid #ffffff">
        <style:background-image/>
      </style:table-cell-properties>
    </style:style>
    <style:style style:name="Tableau2" style:family="table">
      <style:table-properties style:width="15.926cm" fo:margin-left="-0.206cm" fo:margin-top="0cm" fo:margin-bottom="0cm" table:align="left"/>
    </style:style>
    <style:style style:name="Tableau2.A" style:family="table-column">
      <style:table-column-properties style:column-width="3.981cm"/>
    </style:style>
    <style:style style:name="Tableau2.D" style:family="table-column">
      <style:table-column-properties style:column-width="3.983cm"/>
    </style:style>
    <style:style style:name="Tableau2.1" style:family="table-row">
      <style:table-row-properties style:min-row-height="0.741cm" fo:keep-together="auto"/>
    </style:style>
    <style:style style:name="Tableau2.A1" style:family="table-cell">
      <style:table-cell-properties style:vertical-align="" fo:background-color="#ffffff" fo:padding="0.176cm" fo:border="1pt solid #000001">
        <style:background-image/>
      </style:table-cell-properties>
    </style:style>
    <style:style style:name="Tableau2.3" style:family="table-row">
      <style:table-row-properties fo:keep-together="auto"/>
    </style:style>
    <style:style style:name="Tableau2.4" style:family="table-row">
      <style:table-row-properties fo:keep-together="auto"/>
    </style:style>
    <style:style style:name="Tableau2.5" style:family="table-row">
      <style:table-row-properties fo:keep-together="auto"/>
    </style:style>
    <style:style style:name="Tableau2.6" style:family="table-row">
      <style:table-row-properties fo:keep-together="auto"/>
    </style:style>
    <style:style style:name="Tableau2.7" style:family="table-row">
      <style:table-row-properties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line-height="100%" fo:text-align="center" style:justify-single-word="false" fo:orphans="0" fo:widows="0"/>
    </style:style>
    <style:style style:name="P4" style:family="paragraph" style:parent-style-name="Standard">
      <style:paragraph-properties fo:margin-top="0cm" fo:margin-bottom="0cm" loext:contextual-spacing="false" fo:line-height="100%" fo:orphans="0" fo:widows="0"/>
    </style:style>
    <style:style style:name="P5" style:family="paragraph" style:parent-style-name="Standard">
      <style:paragraph-properties fo:margin-top="0cm" fo:margin-bottom="0cm" loext:contextual-spacing="false" fo:text-align="justify" style:justify-single-word="false"/>
    </style:style>
    <style:style style:name="P6" style:family="paragraph" style:parent-style-name="Standard">
      <style:paragraph-properties fo:margin-top="0cm" fo:margin-bottom="0cm" loext:contextual-spacing="false"/>
      <style:text-properties officeooo:rsid="0001078f" officeooo:paragraph-rsid="0001078f"/>
    </style:style>
    <style:style style:name="P7" style:family="paragraph" style:parent-style-name="Standard">
      <style:paragraph-properties fo:margin-top="0cm" fo:margin-bottom="0cm" loext:contextual-spacing="false" fo:text-align="center" style:justify-single-word="false"/>
      <style:text-properties fo:color="#ea9999" fo:font-size="14pt" fo:font-weight="bold" style:font-size-asian="14pt" style:font-weight-asian="bold" style:font-size-complex="14pt"/>
    </style:style>
    <style:style style:name="P8" style:family="paragraph" style:parent-style-name="Standard">
      <style:paragraph-properties fo:margin-top="0cm" fo:margin-bottom="0cm" loext:contextual-spacing="false"/>
      <style:text-properties fo:color="#666666" fo:font-style="italic" style:font-style-asian="italic"/>
    </style:style>
    <style:style style:name="P9" style:family="paragraph" style:parent-style-name="Heading_20_3">
      <style:paragraph-properties fo:margin-top="0cm" fo:margin-bottom="0cm" loext:contextual-spacing="false"/>
    </style:style>
    <style:style style:name="P10" style:family="paragraph" style:parent-style-name="Heading_20_3">
      <style:paragraph-properties fo:margin-top="0cm" fo:margin-bottom="0cm" loext:contextual-spacing="false"/>
      <style:text-properties fo:color="#e06666"/>
    </style:style>
    <style:style style:name="P11" style:family="paragraph" style:parent-style-name="Heading_20_3">
      <style:paragraph-properties fo:margin-top="0cm" fo:margin-bottom="0cm" loext:contextual-spacing="false"/>
      <style:text-properties fo:color="#e06666" fo:font-weight="bold" style:font-weight-asian="bold"/>
    </style:style>
    <style:style style:name="P12" style:family="paragraph" style:parent-style-name="Heading_20_4">
      <style:paragraph-properties fo:margin-top="0cm" fo:margin-bottom="0cm" loext:contextual-spacing="false"/>
    </style:style>
    <style:style style:name="P13" style:family="paragraph" style:parent-style-name="Heading_20_4">
      <style:paragraph-properties fo:margin-top="0cm" fo:margin-bottom="0cm" loext:contextual-spacing="false"/>
      <style:text-properties fo:color="#ea9999"/>
    </style:style>
    <style:style style:name="P14" style:family="paragraph" style:parent-style-name="Heading_20_4">
      <style:paragraph-properties fo:margin-top="0cm" fo:margin-bottom="0cm" loext:contextual-spacing="false"/>
      <style:text-properties fo:color="#ea9999" fo:font-weight="bold" style:font-weight-asian="bold"/>
    </style:style>
    <style:style style:name="P15" style:family="paragraph" style:parent-style-name="Heading_20_1">
      <style:paragraph-properties fo:margin-top="0cm" fo:margin-bottom="0cm" loext:contextual-spacing="false"/>
      <style:text-properties fo:font-weight="bold" style:font-weight-asian="bold"/>
    </style:style>
    <style:style style:name="P16" style:family="paragraph" style:parent-style-name="Heading_20_1">
      <style:paragraph-properties fo:margin-top="0cm" fo:margin-bottom="0cm" loext:contextual-spacing="false" fo:text-align="center" style:justify-single-word="false"/>
      <style:text-properties fo:color="#ff0000" fo:font-weight="bold" style:font-weight-asian="bold"/>
    </style:style>
    <style:style style:name="P17" style:family="paragraph" style:parent-style-name="Heading_20_3">
      <style:paragraph-properties fo:margin-top="0cm" fo:margin-bottom="0cm" loext:contextual-spacing="false" fo:break-before="page"/>
      <style:text-properties fo:color="#e06666"/>
    </style:style>
    <style:style style:name="P18" style:family="paragraph" style:parent-style-name="Standard">
      <loext:graphic-properties draw:fill-color="#ffffff"/>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style>
    <style:style style:name="P19" style:family="paragraph" style:parent-style-name="Standard">
      <style:paragraph-properties fo:margin-left="1.27cm" fo:margin-right="0cm" fo:margin-top="0.106cm" fo:margin-bottom="0cm" loext:contextual-spacing="false" fo:line-height="100%" fo:text-indent="0cm" style:auto-text-indent="false">
        <style:tab-stops>
          <style:tab-stop style:position="15.919cm" style:type="right"/>
        </style:tab-stops>
      </style:paragraph-properties>
    </style:style>
    <style:style style:name="P20" style:family="paragraph" style:parent-style-name="Standard">
      <style:paragraph-properties fo:margin-left="1.27cm" fo:margin-right="0cm" fo:margin-top="0.106cm" fo:margin-bottom="0.141cm" loext:contextual-spacing="false" fo:line-height="100%" fo:text-indent="0cm" style:auto-text-indent="false">
        <style:tab-stops>
          <style:tab-stop style:position="15.919cm" style:type="right"/>
        </style:tab-stops>
      </style:paragraph-properties>
    </style:style>
    <style:style style:name="P21" style:family="paragraph" style:parent-style-name="Standard">
      <style:paragraph-properties fo:margin-left="1.905cm" fo:margin-right="0cm" fo:margin-top="0.106cm" fo:margin-bottom="0cm" loext:contextual-spacing="false" fo:line-height="100%" fo:text-indent="0cm" style:auto-text-indent="false">
        <style:tab-stops>
          <style:tab-stop style:position="15.919cm" style:type="right"/>
        </style:tab-stops>
      </style:paragraph-properties>
    </style:style>
    <style:style style:name="P22"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23" style:family="paragraph" style:parent-style-name="Standard" style:master-page-name="First_20_Page">
      <style:paragraph-properties fo:margin-top="0cm" fo:margin-bottom="0cm" loext:contextual-spacing="false" style:page-number="1"/>
      <style:text-properties officeooo:rsid="0001078f" officeooo:paragraph-rsid="0001078f"/>
    </style:style>
    <style:style style:name="P24" style:family="paragraph" style:parent-style-name="Standard" style:list-style-name="WWNum13">
      <style:paragraph-properties fo:margin-left="1.27cm" fo:margin-right="0cm" fo:margin-top="0cm" fo:margin-bottom="0cm" loext:contextual-spacing="true" fo:text-indent="-0.635cm" style:auto-text-indent="false"/>
    </style:style>
    <style:style style:name="P25" style:family="paragraph" style:parent-style-name="Standard" style:list-style-name="WWNum1">
      <style:paragraph-properties fo:margin-left="1.27cm" fo:margin-right="0cm" fo:margin-top="0cm" fo:margin-bottom="0cm" loext:contextual-spacing="true" fo:text-indent="-0.635cm" style:auto-text-indent="false"/>
    </style:style>
    <style:style style:name="P26" style:family="paragraph" style:parent-style-name="Standard" style:list-style-name="WWNum12">
      <style:paragraph-properties fo:margin-left="1.27cm" fo:margin-right="0cm" fo:margin-top="0cm" fo:margin-bottom="0cm" loext:contextual-spacing="true" fo:text-indent="-0.635cm" style:auto-text-indent="false"/>
    </style:style>
    <style:style style:name="P27" style:family="paragraph" style:parent-style-name="Standard" style:list-style-name="WWNum8">
      <style:paragraph-properties fo:margin-left="1.27cm" fo:margin-right="0cm" fo:margin-top="0cm" fo:margin-bottom="0cm" loext:contextual-spacing="true" fo:text-indent="-0.635cm" style:auto-text-indent="false"/>
    </style:style>
    <style:style style:name="P28" style:family="paragraph" style:parent-style-name="Standard" style:list-style-name="WWNum10">
      <style:paragraph-properties fo:margin-left="1.27cm" fo:margin-right="0cm" fo:margin-top="0cm" fo:margin-bottom="0cm" loext:contextual-spacing="true" fo:text-indent="-0.635cm" style:auto-text-indent="false"/>
    </style:style>
    <style:style style:name="P29" style:family="paragraph" style:parent-style-name="Standard" style:list-style-name="WWNum4">
      <style:paragraph-properties fo:margin-left="1.27cm" fo:margin-right="0cm" fo:margin-top="0cm" fo:margin-bottom="0cm" loext:contextual-spacing="true" fo:text-indent="-0.635cm" style:auto-text-indent="false"/>
    </style:style>
    <style:style style:name="P30"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style>
    <style:style style:name="P31" style:family="paragraph" style:parent-style-name="Standard" style:list-style-name="WWNum5">
      <style:paragraph-properties fo:margin-left="1.27cm" fo:margin-right="0cm" fo:margin-top="0cm" fo:margin-bottom="0cm" loext:contextual-spacing="true" fo:text-align="justify" style:justify-single-word="false" fo:text-indent="-0.635cm" style:auto-text-indent="false"/>
    </style:style>
    <style:style style:name="P32" style:family="paragraph" style:parent-style-name="Standard" style:list-style-name="WWNum6">
      <style:paragraph-properties fo:margin-left="1.27cm" fo:margin-right="0cm" fo:margin-top="0cm" fo:margin-bottom="0cm" loext:contextual-spacing="true" fo:text-align="justify" style:justify-single-word="false" fo:text-indent="-0.635cm" style:auto-text-indent="false"/>
    </style:style>
    <style:style style:name="P33" style:family="paragraph" style:parent-style-name="Standard" style:list-style-name="WWNum3">
      <style:paragraph-properties fo:margin-left="1.27cm" fo:margin-right="0cm" fo:margin-top="0cm" fo:margin-bottom="0cm" loext:contextual-spacing="true" fo:text-indent="-0.635cm" style:auto-text-indent="false"/>
    </style:style>
    <style:style style:name="P34" style:family="paragraph" style:parent-style-name="Standard" style:list-style-name="WWNum7">
      <style:paragraph-properties fo:margin-left="1.27cm" fo:margin-right="0cm" fo:margin-top="0cm" fo:margin-bottom="0cm" loext:contextual-spacing="true" fo:text-indent="-0.635cm" style:auto-text-indent="false"/>
    </style:style>
    <style:style style:name="P35" style:family="paragraph" style:parent-style-name="Standard" style:list-style-name="WWNum11">
      <style:paragraph-properties fo:margin-left="1.27cm" fo:margin-right="0cm" fo:margin-top="0cm" fo:margin-bottom="0cm" loext:contextual-spacing="true" fo:text-indent="-0.635cm" style:auto-text-indent="false"/>
    </style:style>
    <style:style style:name="P36" style:family="paragraph" style:parent-style-name="Standard" style:list-style-name="WWNum9">
      <style:paragraph-properties fo:margin-left="1.27cm" fo:margin-right="0cm" fo:margin-top="0cm" fo:margin-bottom="0cm" loext:contextual-spacing="true" fo:text-indent="-0.635cm" style:auto-text-indent="false"/>
    </style:style>
    <style:style style:name="T1" style:family="text">
      <style:text-properties style:text-position="super 58%"/>
    </style:style>
    <style:style style:name="T2" style:family="text">
      <style:text-properties style:text-position="super 58%" fo:font-size="9pt" style:font-size-asian="9pt" style:font-size-complex="9pt"/>
    </style:style>
    <style:style style:name="T3" style:family="text">
      <style:text-properties fo:font-size="9pt" style:font-size-asian="9pt"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uesdon Thomas</text:p>
      <text:p text:style-name="P6">Doyhamboure Adrien</text:p>
      <text:p text:style-name="P6">Trijean Julien</text:p>
      <text:p text:style-name="P6">Henry—Szatkowski Flavien</text:p>
      <text:p text:style-name="P6">Cassar Adrien</text:p>
      <text:p text:style-name="P6">Martin Mathys</text:p>
      <table:table table:name="Tableau1" table:style-name="Tableau1">
        <table:table-column table:style-name="Tableau1.A"/>
        <table:table-column table:style-name="Tableau1.B"/>
        <table:table-row table:style-name="Tableau1.1">
          <table:table-cell table:style-name="Tableau1.A1" office:value-type="string">
            <text:p text:style-name="P1"/>
          </table:table-cell>
          <table:table-cell table:style-name="Tableau1.A1" office:value-type="string">
            <text:p text:style-name="P18">S3A</text:p>
          </table:table-cell>
        </table:table-row>
      </table:table>
      <text:p text:style-name="P1"/>
      <text:p text:style-name="P1"/>
      <text:p text:style-name="P15"><text:bookmark text:name="_up2504wyeg6x"/></text:p>
      <text:p text:style-name="P15"><text:bookmark text:name="_908vphboctj5"/></text:p>
      <text:p text:style-name="P15"><text:bookmark text:name="_x7dxvpc5kv2o"/></text:p>
      <text:p text:style-name="P15"><text:bookmark text:name="_gcuqfkvhsjf9"/></text:p>
      <text:p text:style-name="P15"><text:bookmark text:name="_c5k6w242afvl"/></text:p>
      <text:p text:style-name="P16"><text:bookmark text:name="_6dq5ohmb099l"/>Spécifications fonctionnelles généra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UT de Bordeaux - 2017 / 2018</text:p>
      <text:p text:style-name="P1"><text:soft-page-break/></text:p>
      <text:p text:style-name="P7">SOMMAIRE</text:p>
      <text:p text:style-name="P1"/>
      <text:p text:style-name="P1"/>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u4ggrabyr5j" text:style-name="Index_20_Link" text:visited-style-name="Index_20_Link">Contexte et objectifs du projet</text:a><text:tab/>3</text:p>
          <text:p text:style-name="P19"><text:a xlink:type="simple" xlink:href="#_352smlm63dkp" text:style-name="Index_20_Link" text:visited-style-name="Index_20_Link">Fonctionnalités</text:a><text:tab/>3</text:p>
          <text:p text:style-name="P19"><text:a xlink:type="simple" xlink:href="#_cfder5b6z3hc" text:style-name="Index_20_Link" text:visited-style-name="Index_20_Link">Cas d’utilisation</text:a><text:tab/>4</text:p>
          <text:p text:style-name="P21"><text:a xlink:type="simple" xlink:href="#_9bqlc61fl1hl" text:style-name="Index_20_Link" text:visited-style-name="Index_20_Link">Connexion</text:a><text:tab/>4</text:p>
          <text:p text:style-name="P21"><text:a xlink:type="simple" xlink:href="#_pyjgh2105nq0" text:style-name="Index_20_Link" text:visited-style-name="Index_20_Link">Gestion des clients</text:a><text:tab/>4</text:p>
          <text:p text:style-name="P21"><text:a xlink:type="simple" xlink:href="#_v31ls6pupqxx" text:style-name="Index_20_Link" text:visited-style-name="Index_20_Link">Gestion des produits</text:a><text:tab/>4</text:p>
          <text:p text:style-name="P21"><text:a xlink:type="simple" xlink:href="#_nsvellsfcem1" text:style-name="Index_20_Link" text:visited-style-name="Index_20_Link">Gestion des stocks</text:a><text:tab/>4</text:p>
          <text:p text:style-name="P21"><text:a xlink:type="simple" xlink:href="#_m7do21cxo5qr" text:style-name="Index_20_Link" text:visited-style-name="Index_20_Link">Gestion des ventes</text:a><text:tab/>4</text:p>
          <text:p text:style-name="P21"><text:a xlink:type="simple" xlink:href="#_rmkcw1p02v8s" text:style-name="Index_20_Link" text:visited-style-name="Index_20_Link">Gestion des salariés</text:a><text:tab/>4</text:p>
          <text:p text:style-name="P21"><text:a xlink:type="simple" xlink:href="#_prn1ewzazl07" text:style-name="Index_20_Link" text:visited-style-name="Index_20_Link">Gestion des magasins</text:a><text:tab/>4</text:p>
          <text:p text:style-name="P19"><text:a xlink:type="simple" xlink:href="#_jn4qwwo82k4u" text:style-name="Index_20_Link" text:visited-style-name="Index_20_Link">Contraintes</text:a><text:tab/>5</text:p>
          <text:p text:style-name="P20"><text:a xlink:type="simple" xlink:href="#_1kychyz78v5p" text:style-name="Index_20_Link" text:visited-style-name="Index_20_Link">Livrables</text:a><text:tab/>5</text:p>
        </text:index-body>
      </text:table-of-content>
      <text:p text:style-name="P1"/>
      <text:p text:style-name="P1"/>
      <text:p text:style-name="P1"/>
      <text:p text:style-name="P1"/>
      <text:p text:style-name="P1"/>
      <text:p text:style-name="P9"><text:bookmark text:name="_5j5mp859xmt8"/></text:p>
      <text:p text:style-name="P9"><text:bookmark text:name="_tl4e1rf1xgf0"/></text:p>
      <text:p text:style-name="P17"><text:bookmark text:name="_tqnuct16azqg"/>Contexte et objectifs du projet</text:p>
      <text:p text:style-name="P1"/>
      <text:p text:style-name="P22">L’entreprise Ouatelse, qui commercialise des machines à café et des capsules à café, n’est pas satisfaite de son système pour effectuer sa gestion de clients, sa gestion de produits, sa gestion des stocks, des achats et sa facturation. </text:p>
      <text:p text:style-name="P22">En effet, le système actuel s’appuie sur différents modules non intégrés. De plus, la vente actuelle se fait à travers quelques magasins qui utilisent chacun des logiciels séparés et incompatibles. Son directeur, Mr Georges souhaite disposer d’un nouveau système qui intègre une seule base de données, toutes les fonctions citées précédemment et ajoute comme nouvelle fonction une gestion de ses salariés, en particulier en termes de données personnelles et de gestion des congés. </text:p>
      <text:p text:style-name="P22">Il souhaite aussi que chaque magasin use d’un même logiciel centralisé qui permettrait d’intégrer des magasins supplémentaires et de transférer du personnel d’un magasin à un autre avec plus de facilités.</text:p>
      <text:p text:style-name="P22"/>
      <text:p text:style-name="P10"><text:bookmark text:name="_352smlm63dkp"/>Fonctionnalités</text:p>
      <text:p text:style-name="P1"/>
      <table:table table:name="Tableau2" table:style-name="Tableau2">
        <table:table-column table:style-name="Tableau2.A" table:number-columns-repeated="3"/>
        <table:table-column table:style-name="Tableau2.D"/>
        <table:table-row table:style-name="Tableau2.1">
          <table:table-cell table:style-name="Tableau2.A1" table:number-rows-spanned="2" office:value-type="string">
            <text:p text:style-name="P3"/>
            <text:p text:style-name="P3">Fonctionnalité</text:p>
          </table:table-cell>
          <table:table-cell table:style-name="Tableau2.A1" table:number-columns-spanned="3" office:value-type="string">
            <text:p text:style-name="P3">Priorité</text:p>
          </table:table-cell>
          <table:covered-table-cell/>
          <table:covered-table-cell/>
        </table:table-row>
        <table:table-row table:style-name="Tableau2.1">
          <table:covered-table-cell/>
          <table:table-cell table:style-name="Tableau2.A1" office:value-type="string">
            <text:p text:style-name="P3">Obligatoire</text:p>
          </table:table-cell>
          <table:table-cell table:style-name="Tableau2.A1" office:value-type="string">
            <text:p text:style-name="P3">Secondaire</text:p>
          </table:table-cell>
          <table:table-cell table:style-name="Tableau2.A1" office:value-type="string">
            <text:p text:style-name="P3">Optionnelle</text:p>
          </table:table-cell>
        </table:table-row>
        <table:table-row table:style-name="Tableau2.3">
          <table:table-cell table:style-name="Tableau2.A1" office:value-type="string">
            <text:p text:style-name="P1">Gestion des clients, des produits, des stocks, des achats et des magasins</text:p>
          </table:table-cell>
          <table:table-cell table:style-name="Tableau2.A1" office:value-type="string">
            <text:p text:style-name="P3"/>
            <text:p text:style-name="P3"/>
            <text:p text:style-name="P3">1</text:p>
          </table:table-cell>
          <table:table-cell table:style-name="Tableau2.A1" office:value-type="string">
            <text:p text:style-name="P3"/>
          </table:table-cell>
          <table:table-cell table:style-name="Tableau2.A1" office:value-type="string">
            <text:p text:style-name="P3"/>
          </table:table-cell>
        </table:table-row>
        <table:table-row table:style-name="Tableau2.4">
          <table:table-cell table:style-name="Tableau2.A1" office:value-type="string">
            <text:p text:style-name="P1">Statistiques sur les bons clients </text:p>
          </table:table-cell>
          <table:table-cell table:style-name="Tableau2.A1" office:value-type="string">
            <text:p text:style-name="P4"/>
            <text:p text:style-name="P3">2</text:p>
          </table:table-cell>
          <table:table-cell table:style-name="Tableau2.A1" office:value-type="string">
            <text:p text:style-name="P3"/>
          </table:table-cell>
          <table:table-cell table:style-name="Tableau2.A1" office:value-type="string">
            <text:p text:style-name="P3"/>
          </table:table-cell>
        </table:table-row>
        <table:table-row table:style-name="Tableau2.5">
          <table:table-cell table:style-name="Tableau2.A1" office:value-type="string">
            <text:p text:style-name="P1">Statistiques sur les meilleurs produits vendus </text:p>
          </table:table-cell>
          <table:table-cell table:style-name="Tableau2.A1" office:value-type="string">
            <text:p text:style-name="P3"/>
          </table:table-cell>
          <table:table-cell table:style-name="Tableau2.A1" office:value-type="string">
            <text:p text:style-name="P4"/>
            <text:p text:style-name="P3">3</text:p>
          </table:table-cell>
          <table:table-cell table:style-name="Tableau2.A1" office:value-type="string">
            <text:p text:style-name="P3"/>
          </table:table-cell>
        </table:table-row>
        <table:table-row table:style-name="Tableau2.6">
          <table:table-cell table:style-name="Tableau2.A1" office:value-type="string">
            <text:p text:style-name="P1">Gestion des salariés </text:p>
          </table:table-cell>
          <table:table-cell table:style-name="Tableau2.A1" office:value-type="string">
            <text:p text:style-name="P3"/>
          </table:table-cell>
          <table:table-cell table:style-name="Tableau2.A1" office:value-type="string">
            <text:p text:style-name="P3">4</text:p>
          </table:table-cell>
          <table:table-cell table:style-name="Tableau2.A1" office:value-type="string">
            <text:p text:style-name="P3"/>
          </table:table-cell>
        </table:table-row>
        <table:table-row table:style-name="Tableau2.7">
          <table:table-cell table:style-name="Tableau2.A1" office:value-type="string">
            <text:p text:style-name="P1">Migration des données dans la nouvelle base de données</text:p>
          </table:table-cell>
          <table:table-cell table:style-name="Tableau2.A1" office:value-type="string">
            <text:p text:style-name="P3"/>
          </table:table-cell>
          <table:table-cell table:style-name="Tableau2.A1" office:value-type="string">
            <text:p text:style-name="P3"/>
          </table:table-cell>
          <table:table-cell table:style-name="Tableau2.A1" office:value-type="string">
            <text:p text:style-name="P3">5</text:p>
            <text:p text:style-name="P3">(Abandonnée <text:span text:style-name="T1">1</text:span>) </text:p>
          </table:table-cell>
        </table:table-row>
      </table:table>
      <text:p text:style-name="P1"><text:span text:style-name="T2">1</text:span><text:span text:style-name="T3"> : en accord avec le client, pas de migration possible, il faudra donc une ressaisie complète des données. <text:s/></text:span></text:p>
      <text:p text:style-name="P11"/>
      <text:p text:style-name="P11"/>
      <text:p text:style-name="P11"><text:bookmark text:name="_cfder5b6z3hc"/>Cas d’utilisation</text:p>
      <text:p text:style-name="P12"><text:bookmark text:name="_9bqlc61fl1hl"/>Connexion</text:p>
      <text:p text:style-name="P14"><text:bookmark text:name="_pyjgh2105nq0"/>Gestion des clients</text:p>
      <text:p text:style-name="P8">Accessible par les vendeurs </text:p>
      <text:list xml:id="list1392565780" text:style-name="WWNum13">
        <text:list-item>
          <text:p text:style-name="P24">Ajout d’un client et liaison client / commande</text:p>
        </text:list-item>
        <text:list-item>
          <text:p text:style-name="P24">Modification des données du client</text:p>
        </text:list-item>
        <text:list-item>
          <text:p text:style-name="P24">Statistiques sur les achats du client</text:p>
        </text:list-item>
      </text:list>
      <text:p text:style-name="P13"><text:bookmark text:name="_v31ls6pupqxx"/><text:soft-page-break/>Gestion des produits</text:p>
      <text:p text:style-name="P8">Accessible par le responsable des achats</text:p>
      <text:list xml:id="list511182338" text:style-name="WWNum1">
        <text:list-item>
          <text:p text:style-name="P25">Ajout d’un produit</text:p>
        </text:list-item>
        <text:list-item>
          <text:p text:style-name="P25">Suppression d’un produit</text:p>
        </text:list-item>
        <text:list-item>
          <text:p text:style-name="P25">Modification des informations d’un produit</text:p>
        </text:list-item>
        <text:list-item>
          <text:p text:style-name="P25">Statistiques de vente d’un produit</text:p>
        </text:list-item>
      </text:list>
      <text:p text:style-name="P12"><text:bookmark text:name="_nsvellsfcem1"/>Gestion des stocks</text:p>
      <text:p text:style-name="P8">Accessible par les vendeurs et leurs supérieurs (dont le responsable des achats)</text:p>
      <text:list xml:id="list279676040" text:style-name="WWNum12">
        <text:list-item>
          <text:p text:style-name="P26">Vérification du nombre de produits restants</text:p>
        </text:list-item>
        <text:list-item>
          <text:p text:style-name="P26">Modification automatique et dynamique des stocks lors d’une vente</text:p>
        </text:list-item>
      </text:list>
      <text:p text:style-name="P12"><text:bookmark text:name="_m7do21cxo5qr"/>Gestion des ventes</text:p>
      <text:p text:style-name="P8">Accessible par les vendeurs </text:p>
      <text:list xml:id="list2203952109" text:style-name="WWNum8">
        <text:list-item>
          <text:p text:style-name="P27">Passer une commande</text:p>
        </text:list-item>
        <text:list-item>
          <text:p text:style-name="P27">Confirmation de la commande / Création d’une facture</text:p>
        </text:list-item>
      </text:list>
      <text:p text:style-name="P12"><text:bookmark text:name="_rmkcw1p02v8s"/>Gestion des salariés</text:p>
      <text:p text:style-name="P8">Accessible par les dirigeants d’un magasin</text:p>
      <text:list xml:id="list3234717077" text:style-name="WWNum10">
        <text:list-item>
          <text:p text:style-name="P28">Ajout d’un salarié</text:p>
        </text:list-item>
        <text:list-item>
          <text:p text:style-name="P28">Suppression d’un salarié</text:p>
        </text:list-item>
        <text:list-item>
          <text:p text:style-name="P28">Modification des données d’un salarié</text:p>
        </text:list-item>
        <text:list-item>
          <text:p text:style-name="P28">Ajout d’un congé</text:p>
        </text:list-item>
        <text:list-item>
          <text:p text:style-name="P28">Suppression d’un congé</text:p>
        </text:list-item>
      </text:list>
      <text:p text:style-name="P12"><text:bookmark text:name="_prn1ewzazl07"/>Gestion des magasins</text:p>
      <text:p text:style-name="P8">Accessible par les dirigeants de l’entreprise</text:p>
      <text:list xml:id="list1576002244" text:style-name="WWNum4">
        <text:list-item>
          <text:p text:style-name="P29">Recherche d’un magasin</text:p>
        </text:list-item>
        <text:list-item>
          <text:p text:style-name="P29">Ajout d’un magasin</text:p>
        </text:list-item>
        <text:list-item>
          <text:p text:style-name="P29">Gestion du personnel (ajout d’un responsable des ventes, d’un responsable des achats et de salariés/vendeurs)</text:p>
        </text:list-item>
      </text:list>
      <text:p text:style-name="P9"><text:bookmark text:name="_4ohy4onapyka"/>Contraintes</text:p>
      <text:p text:style-name="P1"/>
      <text:p text:style-name="P22">Le logiciel spécifique devra disposer d’une base de données de type relationnel comme mySQL.</text:p>
      <text:p text:style-name="P22"/>
      <text:list xml:id="list2099841108" text:style-name="WWNum2">
        <text:list-item>
          <text:p text:style-name="P30">Une première version du logiciel devra être opérationnelle au plus tard début Avril, avant une première période des vacances qui est une période de forte activité dans les magasins. Un point régulier avec Mr Georges devra être fait pour s’assurer que les risques sont maîtrisés, et que le planning est respecté.</text:p>
        </text:list-item>
      </text:list>
      <text:p text:style-name="P5"/>
      <text:list xml:id="list3543460139" text:style-name="WWNum5">
        <text:list-item>
          <text:p text:style-name="P31">Le logiciel devra être fabriqué à base d’outils/langages courants du marché et facilement maintenables (C++ et/ou Java et/ou C#). Si justification de la nécessité de rajouter des modules fonctionnels prédéfinis payants, Mr Georges sera prêt à en assurer la charge financière.</text:p>
        </text:list-item>
      </text:list>
      <text:p text:style-name="P5"/>
      <text:list xml:id="list2108777718" text:style-name="WWNum6">
        <text:list-item>
          <text:p text:style-name="P32">Pour mettre en place un environnement recette, vous devrez vous adresser à Mr KféIné.</text:p>
        </text:list-item>
      </text:list>
      <text:p text:style-name="P5"/>
      <text:p text:style-name="P9"><text:bookmark text:name="_1kychyz78v5p"/>Livrables</text:p>
      <text:p text:style-name="P1"/>
      <text:p text:style-name="P1">Avant le 8 janvier 2018 :</text:p>
      <text:list xml:id="list2317834495" text:style-name="WWNum3">
        <text:list-item>
          <text:p text:style-name="P33"><text:soft-page-break/>Spécifications générales</text:p>
        </text:list-item>
        <text:list-item>
          <text:p text:style-name="P33">Spécifications détaillées</text:p>
        </text:list-item>
        <text:list-item>
          <text:p text:style-name="P33">Plan de projet général</text:p>
        </text:list-item>
        <text:list-item>
          <text:p text:style-name="P33">Maquette de l’application</text:p>
        </text:list-item>
        <text:list-item>
          <text:p text:style-name="P33">Support de la présentation de la solution</text:p>
        </text:list-item>
      </text:list>
      <text:p text:style-name="P1"/>
      <text:p text:style-name="P1">8 janvier 2018 :</text:p>
      <text:list xml:id="list4021905841" text:style-name="WWNum7">
        <text:list-item>
          <text:p text:style-name="P34">Présenter la solution au client</text:p>
        </text:list-item>
      </text:list>
      <text:p text:style-name="P1"/>
      <text:p text:style-name="P1">5 février 2018 :</text:p>
      <text:list xml:id="list174830204" text:style-name="WWNum11">
        <text:list-item>
          <text:p text:style-name="P35">Plan de projet détaillé</text:p>
        </text:list-item>
        <text:list-item>
          <text:p text:style-name="P35">Dossier de spécifications détaillées mis à jour si nécessaire</text:p>
        </text:list-item>
      </text:list>
      <text:p text:style-name="P1"/>
      <text:p text:style-name="P1">19 mars 2018 :</text:p>
      <text:list xml:id="list2779887070" text:style-name="WWNum9">
        <text:list-item>
          <text:p text:style-name="P36">Application fonctionnelle</text:p>
        </text:list-item>
        <text:list-item>
          <text:p text:style-name="P36">Manuel de l’utilisateur</text:p>
        </text:list-item>
        <text:list-item>
          <text:p text:style-name="P36">Fiche de capitalisation de l’expérience</text:p>
        </text:list-item>
        <text:list-item>
          <text:p text:style-name="P36">Preuve des tests</text:p>
        </text:list-item>
        <text:list-item>
          <text:p text:style-name="P36">Source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e06666"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ea9999"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8T15:37:01.149000000</dc:date>
    <meta:editing-duration>PT16M24S</meta:editing-duration>
    <meta:editing-cycles>4</meta:editing-cycles>
    <meta:generator>LibreOffice/5.3.6.1$Windows_x86 LibreOffice_project/686f202eff87ef707079aeb7f485847613344eb7</meta:generator>
    <meta:document-statistic meta:table-count="2" meta:image-count="0" meta:object-count="0" meta:page-count="5" meta:paragraph-count="101" meta:word-count="664" meta:character-count="4121" meta:non-whitespace-character-count="3584"/>
  </office:meta>
</office:document-meta>
</file>